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3cdcb" officeooo:paragraph-rsid="0013cdcb"/>
    </style:style>
    <style:style style:name="P2" style:family="paragraph" style:parent-style-name="Standard">
      <style:paragraph-properties fo:text-align="justify" style:justify-single-word="false"/>
      <style:text-properties officeooo:rsid="0013cdcb" officeooo:paragraph-rsid="00147fc5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3cdcb" officeooo:paragraph-rsid="0013cdcb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90c21" officeooo:paragraph-rsid="00190c21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bd862" officeooo:paragraph-rsid="001bd862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officeooo:rsid="001e721d" officeooo:paragraph-rsid="001e721d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190c21" officeooo:paragraph-rsid="0027cc8e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190c21" officeooo:paragraph-rsid="001bd862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47fc5"/>
    </style:style>
    <style:style style:name="T3" style:family="text">
      <style:text-properties officeooo:rsid="00159fba"/>
    </style:style>
    <style:style style:name="T4" style:family="text">
      <style:text-properties officeooo:rsid="00166254"/>
    </style:style>
    <style:style style:name="T5" style:family="text">
      <style:text-properties officeooo:rsid="001662b1"/>
    </style:style>
    <style:style style:name="T6" style:family="text">
      <style:text-properties officeooo:rsid="00190c21"/>
    </style:style>
    <style:style style:name="T7" style:family="text">
      <style:text-properties officeooo:rsid="001a7458"/>
    </style:style>
    <style:style style:name="T8" style:family="text">
      <style:text-properties officeooo:rsid="001bd862"/>
    </style:style>
    <style:style style:name="T9" style:family="text">
      <style:text-properties officeooo:rsid="001e721d"/>
    </style:style>
    <style:style style:name="T10" style:family="text">
      <style:text-properties officeooo:rsid="001fe025"/>
    </style:style>
    <style:style style:name="T11" style:family="text">
      <style:text-properties officeooo:rsid="0021c7d2"/>
    </style:style>
    <style:style style:name="T12" style:family="text">
      <style:text-properties officeooo:rsid="00227492"/>
    </style:style>
    <style:style style:name="T13" style:family="text">
      <style:text-properties officeooo:rsid="0022c73b"/>
    </style:style>
    <style:style style:name="T14" style:family="text">
      <style:text-properties officeooo:rsid="0027cc8e"/>
    </style:style>
    <style:style style:name="T15" style:family="text">
      <style:text-properties officeooo:rsid="0029ba33"/>
    </style:style>
    <style:style style:name="T16" style:family="text">
      <style:text-properties officeooo:rsid="002a21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edir o voluntário para posicionar de maneira confortável.</text:p>
      <text:p text:style-name="P5"/>
      <text:p text:style-name="P8"><text:span text:style-name="T7">In</text:span><text:span text:style-name="T8">s</text:span><text:span text:style-name="T7">trução geral sobre a </text:span><text:span text:style-name="T8">tarefa</text:span></text:p>
      <text:p text:style-name="P7"><text:span text:style-name="T7">- </text:span><text:span text:style-name="T14">Você realizará algumas tarefas simples cujo objetivo é apertar o botão da seta direita com o dedo indicador da mão direita</text:span><text:span text:style-name="T8"> </text:span><text:span text:style-name="T14">e a seta esquerda com o dedo indicador da mão esquerda.</text:span></text:p>
      <text:p text:style-name="P7">- <text:span text:style-name="T14">Agora, posicione de manteira confortável, mantendo o centro da tela alinhado ao centro do seu corpo e das tecladas das setas para direita e esquerda </text:span><text:span text:style-name="T16">[Pause o vídeo];</text:span></text:p>
      <text:p text:style-name="P7"><text:span text:style-name="T14">- Mantenha sempre os dedos posicionados indicadores posicionados sobre as setas e o olhar fixo no centro da tela. </text:span></text:p>
      <text:p text:style-name="P7"><text:span text:style-name="T8">- </text:span><text:span text:style-name="T14">Os estímulos aparecerão a esquerda ou a direita, c</text:span><text:span text:style-name="T8">onsiderando o centro da tela <text:s/>(cruz central).</text:span><text:span text:style-name="T7"> </text:span><text:span text:style-name="T10">Mantenha sempre o olhar para o centro da tela (cruz).</text:span></text:p>
      <text:p text:style-name="P7">- <text:span text:style-name="T14">Relembrando, </text:span><text:span text:style-name="T15">dedo indicadores posicionados sobre as setas e olhar fixo no centro da tela</text:span><text:span text:style-name="T9">.</text:span></text:p>
      <text:p text:style-name="P3"/>
      <text:p text:style-name="P1"><text:span text:style-name="T1">1. Arrow</text:span> <text:s/></text:p>
      <text:p text:style-name="P1"/>
      <text:p text:style-name="P2">Instruções: “<text:span text:style-name="T2">Você deverá apertar </text:span>o botão <text:span text:style-name="T2">conforme o lado que a seta aponta. Se a seta estiver na apontando para baixo no lado esquerdo [mostrar na tela], você deverá apertar o botão esquerdo. Ocorrerá a mesma forma do lado direito, quer dizer, <text:s/>se a seta estiver na apontando para baixo no lado direito [mostrar na tela], você deverá apertar o botão direito. Agora, se a seta estiver do lado esquerdo apontando </text:span><text:span text:style-name="T6">(diagonal)</text:span><text:span text:style-name="T2"> para o lado direito [mostrar na tela], você deverá apertar o botão direito. Esse mesmo raciocínio serve para o lado direito. Ou seja, <text:s/>se a seta estiver do lado direito apontando para o lado esquerdo [mostrar na tela], você deverá apertar o botão esquerdo.”</text:span></text:p>
      <text:p text:style-name="P2"/>
      <text:p text:style-name="P3">2. Dots</text:p>
      <text:p text:style-name="P1"/>
      <text:p text:style-name="P2">Instruções: “Se você vir um <text:span text:style-name="T2">círculo listrado [mostrar na tela] você deverá apertar o botão do mesmo lado que ele apareceu. Ou seja, se ele aparece no lado direto [mostrar na tela] você deverá apertar o botão direito, se ele aparecer no lado esquerdo [mostrar na tela] você deverá apertar o lado esquerdo. Ao contrário do círculo listrado, no círculo cinza você deverá apertar o botão contrário. Ou seja, se ele aparece no lado direto [mostrar na tela] você deverá apertar o botão esquerdo, se ele aparecer no lado esquerd o [mostrar na tela] você deverá apertar o lado direito”</text:span></text:p>
      <text:p text:style-name="P1"/>
      <text:p text:style-name="P3">3. Abstract</text:p>
      <text:p text:style-name="P1"/>
      <text:p text:style-name="P1">Instruções: “<text:span text:style-name="T3">Para essa imagem você deverá apertar o botão </text:span><text:span text:style-name="T4">direito [most</text:span><text:span text:style-name="T5">r</text:span><text:span text:style-name="T4">ar imagem]”</text:span></text:p>
      <text:p text:style-name="P1"/>
      <text:p text:style-name="P3">4. Pictures</text:p>
      <text:p text:style-name="P1"/>
      <text:p text:style-name="P1">Instruções: “Se você vir uma borboleta, aperte o botão da esquerda, independente de onde ele apareça <text:span text:style-name="T2">[mostrar na tela]</text:span>. Ou seja, tanto na esquerda ou direita vou deverá apertar o botão da esquerda caso veja a borboleta. Se você vir um sapo, pressione o botão à direita, se o sapo aparece à esquerda ou à direita.” <text:span text:style-name="T11">Falar das pistas.</text:span></text:p>
      <text:p text:style-name="P1"/>
      <text:p text:style-name="P1"/>
      <text:p text:style-name="P6">obse<text:span text:style-name="T11">r</text:span>vações:</text:p>
      <text:p text:style-name="P6">- Não ficou claro a seta da esquerda e direita</text:p>
      <text:p text:style-name="P6">- <text:span text:style-name="T10">retirar as outras teclas e só deixar a referencia da tecla que será apertada.</text:span></text:p>
      <text:p text:style-name="P6">- <text:span text:style-name="T12">Fazer maior a instrução;</text:span></text:p>
      <text:p text:style-name="P6">- <text:span text:style-name="T12">crianças e idoso mais lento (ver níveis de tempo...).</text:span></text:p>
      <text:p text:style-name="P6">- <text:span text:style-name="T13">repetir a instruçar <text:s/>e dar um tempo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08:15:07.640715140</meta:creation-date>
    <dc:date>2022-10-29T11:20:37.409376212</dc:date>
    <meta:editing-duration>PT2H24M35S</meta:editing-duration>
    <meta:editing-cycles>14</meta:editing-cycles>
    <meta:generator>LibreOffice/7.0.4.2$Linux_X86_64 LibreOffice_project/00$Build-2</meta:generator>
    <meta:document-statistic meta:table-count="0" meta:image-count="0" meta:object-count="0" meta:page-count="1" meta:paragraph-count="21" meta:word-count="479" meta:character-count="2757" meta:non-whitespace-character-count="2291"/>
  </office:meta>
</office:document-meta>
</file>